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790000031347305E3D448AB6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07cm, 4.803cm, 5.125cm, 11.111cm)" draw:image-opacity="100%" style:mirror="none"/>
    </style:style>
    <style:style style:name="gr3" style:family="graphic" style:parent-style-name="standard">
      <style:graphic-properties draw:stroke="solid" svg:stroke-width="0.079cm" svg:stroke-color="#ff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697cm" fo:min-width="1.646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698cm" fo:min-width="1.646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697cm" fo:min-width="1.647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none" draw:fill-color="#0000dc" draw:textarea-horizontal-align="justify" draw:textarea-vertical-align="middle" draw:auto-grow-height="false" fo:min-height="1.625cm" fo:min-width="0.008cm"/>
    </style:style>
    <style:style style:name="gr8" style:family="graphic" style:parent-style-name="standard">
      <style:graphic-properties draw:stroke="solid" svg:stroke-width="0.212cm" svg:stroke-color="#00b050" draw:marker-start-width="0.518cm" draw:marker-end-width="0.518cm" draw:fill="none" draw:textarea-horizontal-align="justify" draw:textarea-vertical-align="middle" draw:auto-grow-height="false" fo:min-height="0.508cm" fo:min-width="0.223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Dot" svg:stroke-width="0.212cm" svg:stroke-color="#00b05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ot" svg:stroke-width="0.212cm" svg:stroke-color="#00b05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79cm" fo:min-width="15.502cm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697cm" fo:min-width="1.647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212cm" svg:stroke-color="#00b050" draw:marker-start-width="0.518cm" draw:marker-end-width="0.518cm" draw:fill="none" draw:textarea-horizontal-align="justify" draw:textarea-vertical-align="middle" draw:auto-grow-height="false" fo:min-height="0.616cm" fo:min-width="0.366cm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ffffff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40pt"/>
    </style:style>
    <style:style style:name="P4" style:family="paragraph">
      <style:paragraph-properties fo:margin-top="0cm" fo:margin-bottom="0cm" fo:line-height="100%" fo:text-align="start" style:writing-mode="lr-tb"/>
      <style:text-properties fo:color="#ff0000" fo:font-size="40pt" style:font-size-asian="26pt" style:font-size-complex="2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0000" fo:font-size="40pt" style:font-size-asian="26pt" style:font-size-complex="26pt"/>
    </style:style>
    <style:style style:name="P6" style:family="paragraph">
      <loext:graphic-properties draw:fill-color="#0000d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0000" fo:font-size="26pt" style:font-size-asian="26pt" style:font-size-complex="26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 fo:background-color="#00b050" style:font-size-asian="24pt" style:font-size-complex="24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font-size="24pt" fo:background-color="#00b050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CustomShape 1" draw:style-name="gr1" draw:text-style-name="P1" draw:layer="layout" svg:width="29.201cm" svg:height="3.673cm" svg:x="-0.025cm" svg:y="0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" draw:style-name="gr2" draw:text-style-name="P2" draw:layer="layout" svg:width="27.356cm" svg:height="19.05cm" svg:x="2.295cm" svg:y="-0.2cm">
          <draw:image xlink:href="Pictures/10000200000004790000031347305E3D448AB670.png" xlink:type="simple" xlink:show="embed" xlink:actuate="onLoad" loext:mime-type="image/png">
            <text:p/>
          </draw:image>
        </draw:frame>
        <draw:line draw:name="Line 41" draw:style-name="gr3" draw:text-style-name="P3" draw:layer="layout" svg:x1="4.416cm" svg:y1="12.355cm" svg:x2="6.131cm" svg:y2="12.427cm">
          <text:p/>
        </draw:line>
        <draw:line draw:name="Line 42" draw:style-name="gr3" draw:text-style-name="P3" draw:layer="layout" svg:x1="20.218cm" svg:y1="4.339cm" svg:x2="21.458cm" svg:y2="4.342cm">
          <text:p/>
        </draw:line>
        <draw:line draw:name="Line 68" draw:style-name="gr3" draw:text-style-name="P3" draw:layer="layout" svg:x1="7.411cm" svg:y1="12.427cm" svg:x2="9.271cm" svg:y2="12.43cm">
          <text:p/>
        </draw:line>
        <draw:custom-shape draw:name="CustomShape 73" draw:style-name="gr4" draw:text-style-name="P5" draw:layer="layout" svg:width="2.145cm" svg:height="1.946cm" svg:x="2.27cm" svg:y="11.477cm">
          <text:p text:style-name="P4"><text:span text:style-name="T1">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_0" draw:style-name="gr5" draw:text-style-name="P5" draw:layer="layout" svg:width="2.145cm" svg:height="1.947cm" svg:x="9.188cm" svg:y="10.699cm">
          <text:p text:style-name="P4"><text:span text:style-name="T1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_1" draw:style-name="gr6" draw:text-style-name="P5" draw:layer="layout" svg:width="2.146cm" svg:height="1.946cm" svg:x="21.516cm" svg:y="2.893cm">
          <text:p text:style-name="P4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6" draw:layer="layout" svg:width="1.016cm" svg:height="2.141cm" svg:x="4.759cm" svg:y="10.2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1.016cm" svg:height="2.141cm" svg:x="7.753cm" svg:y="10.2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1.016cm" svg:height="2.141cm" draw:transform="rotate (3.08102972854559) translate (21.232cm 6.5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321cm" svg:height="1.372cm" svg:x="11.871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9.661cm" svg:y1="13.262cm" svg:x2="8.315cm" svg:y2="12.427cm">
          <text:p/>
        </draw:line>
        <draw:line draw:style-name="gr10" draw:text-style-name="P8" draw:layer="layout" svg:x1="9.915cm" svg:y1="13.262cm" svg:x2="12.201cm" svg:y2="13.516cm">
          <text:p/>
        </draw:line>
        <draw:line draw:style-name="gr10" draw:text-style-name="P8" draw:layer="layout" svg:x1="12.963cm" svg:y1="13.516cm" svg:x2="21.269cm" svg:y2="13.77cm">
          <text:p/>
        </draw:line>
        <draw:line draw:style-name="gr11" draw:text-style-name="P8" draw:layer="layout" svg:x1="4.073cm" svg:y1="8.69cm" svg:x2="1.025cm" svg:y2="8.69cm">
          <text:p/>
        </draw:line>
        <draw:frame draw:style-name="gr12" draw:text-style-name="P9" draw:layer="layout" svg:width="3.556cm" svg:height="2.301cm" svg:x="0.009cm" svg:y="7.42cm">
          <draw:text-box>
            <text:p><text:span text:style-name="T2">train</text:span></text:p>
          </draw:text-box>
        </draw:frame>
        <draw:custom-shape draw:style-name="gr13" draw:text-style-name="P10" draw:layer="layout" svg:width="16.002cm" svg:height="9.429cm" draw:transform="skewX (-4.93715792348043E-017) rotate (0.50160762702317) translate (18.452cm 17.65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6.002cm" svg:height="9.429cm" draw:transform="skewX (9.87431584696086E-017) rotate (0.648215284190694) translate (24.893cm 13.47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016cm" svg:height="2.141cm" draw:transform="rotate (1.85737938997237) translate (19.016cm 9.50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73_2" draw:style-name="gr14" draw:text-style-name="P5" draw:layer="layout" svg:width="2.146cm" svg:height="1.946cm" svg:x="21.516cm" svg:y="9.363cm">
          <text:p text:style-name="P4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3" draw:text-style-name="P3" draw:layer="layout" svg:x1="20.08cm" svg:y1="7.31cm" svg:x2="21.655cm" svg:y2="9.3cm">
          <text:p/>
        </draw:line>
        <draw:line draw:style-name="gr10" draw:text-style-name="P8" draw:layer="layout" svg:x1="22.031cm" svg:y1="12.5cm" svg:x2="21.269cm" svg:y2="13.77cm">
          <text:p/>
        </draw:line>
        <draw:custom-shape draw:style-name="gr15" draw:text-style-name="P7" draw:layer="layout" svg:width="1.524cm" svg:height="1.524cm" svg:x="21.169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321cm" svg:height="1.372cm" svg:x="27.976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30.921cm" svg:y1="8.69cm" svg:x2="29.297cm" svg:y2="8.69cm">
          <text:p/>
        </draw:line>
        <draw:line draw:style-name="gr10" draw:text-style-name="P8" draw:layer="layout" svg:x1="22.361cm" svg:y1="11.309cm" svg:x2="30.829cm" svg:y2="11.321cm">
          <text:p/>
        </draw:line>
        <draw:path draw:style-name="gr10" draw:text-style-name="P8" draw:layer="layout" svg:width="3.068cm" svg:height="2.255cm" draw:transform="skewX (-0.378038315981972) rotate (0.349414916249265) translate (29.4469948185788cm 9.35817731281034cm)" svg:viewBox="0 0 3069 2256" svg:d="M0 2233c872 62 1787 17 2579-338 841-377 451-1208-72-1586l-664-283-61-26">
          <text:p/>
        </draw:path>
        <draw:path draw:style-name="gr10" draw:text-style-name="P8" draw:layer="layout" svg:width="8.105cm" svg:height="2.37cm" svg:x="22.723cm" svg:y="11.321cm" svg:viewBox="0 0 8106 2371" svg:d="M0 1010c270-22 525 84 746 217 289 175 527 428 818 601 247 146 526 249 817 289 279 38 714 186 794-241 53-282 13-657 337-793 230-96 578-181 746 48 181 248 87 571 96 866 13 432 461 311 697 360 278 57 625-57 746-312s195-529 289-794c123-346 501-325 745-553 218-204 624-107 770-433l264-169 241-96">
          <text:p/>
        </draw:path>
        <draw:line draw:style-name="gr16" draw:text-style-name="P8" draw:layer="layout" svg:x1="21.599cm" svg:y1="15.04cm" svg:x2="24.139cm" svg:y2="13.516cm">
          <text:p/>
        </draw:line>
        <draw:frame draw:style-name="gr17" draw:text-style-name="P11" draw:layer="layout" svg:width="5.334cm" svg:height="2.139cm" svg:x="13.471cm" svg:y="13.77cm">
          <draw:text-box>
            <text:p><text:span text:style-name="T3">Short route</text:span></text:p>
          </draw:text-box>
        </draw:frame>
        <draw:frame draw:style-name="gr17" draw:text-style-name="P11" draw:layer="layout" svg:width="7.16cm" svg:height="2.139cm" svg:x="24.599cm" svg:y="10.019cm">
          <draw:text-box>
            <text:p><text:span text:style-name="T3">Medium route</text:span></text:p>
          </draw:text-box>
        </draw:frame>
        <draw:frame draw:style-name="gr18" draw:text-style-name="P11" draw:layer="layout" svg:width="5.636cm" svg:height="1.673cm" draw:transform="rotate (-0.231081592964049) translate (23.499cm 13.247cm)">
          <draw:text-box>
            <text:p><text:span text:style-name="T3">Long route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036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372cm" svg:x="1cm" svg:y="3.586cm"/>
      <draw:page-thumbnail draw:layer="backgroundobjects" svg:width="8.999cm" svg:height="5.372cm" svg:x="1cm" svg:y="12.162cm"/>
      <draw:page-thumbnail draw:layer="backgroundobjects" svg:width="8.999cm" svg:height="5.372cm" svg:x="1cm" svg:y="20.738cm"/>
      <draw:page-thumbnail draw:layer="backgroundobjects" svg:width="8.999cm" svg:height="5.372cm" svg:x="11cm" svg:y="3.586cm"/>
      <draw:page-thumbnail draw:layer="backgroundobjects" svg:width="8.999cm" svg:height="5.372cm" svg:x="11cm" svg:y="12.162cm"/>
      <draw:page-thumbnail draw:layer="backgroundobjects" svg:width="8.999cm" svg:height="5.372cm" svg:x="11cm" svg:y="20.73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3:01:43.770347323</meta:creation-date>
    <dc:date>2023-09-25T13:18:38.886538224</dc:date>
    <meta:editing-duration>PT1M43S</meta:editing-duration>
    <meta:editing-cycles>2</meta:editing-cycles>
    <meta:generator>LibreOffice/6.4.7.2$Linux_X86_64 LibreOffice_project/40$Build-2</meta:generator>
    <meta:document-statistic meta:object-count="56"/>
  </office:meta>
</office:document-meta>
</file>